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8.39cm"/>
      <style:paragraph-properties style:writing-mode="lr-tb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77cm" fo:min-width="15.692cm"/>
    </style:style>
    <style:style style:name="gr4" style:family="graphic" style:parent-style-name="standard">
      <style:graphic-properties draw:stroke="none" draw:fill="none" fo:min-height="4.97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2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5.891cm"/>
    </style:style>
    <style:style style:name="gr8" style:family="graphic" style:parent-style-name="standard">
      <style:graphic-properties draw:textarea-horizontal-align="justify" draw:textarea-vertical-align="middle" draw:auto-grow-height="false" fo:min-height="2.80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8.322cm" fo:min-width="8.38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8.641cm" fo:min-width="8.612cm"/>
    </style:style>
    <style:style style:name="gr11" style:family="graphic" style:parent-style-name="standard">
      <style:graphic-properties draw:stroke="none" draw:fill="none" fo:min-height="4.97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73cm" fo:min-width="8.70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175cm" svg:x="5.762cm" svg:y="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956cm" svg:height="1.674cm" svg:x="6.397cm" svg:y="1.866cm">
          <draw:text-box>
            <text:p><text:s/>️ <text:s/>Brio 100 Microphone <text:s text:c="6"/>(16 kHz Mono Audio Input)</text:p>
          </draw:text-box>
        </draw:frame>
        <draw:custom-shape draw:style-name="gr3" draw:text-style-name="P1" draw:layer="layout" svg:width="16.192cm" svg:height="4.127cm" svg:x="2.905cm" svg:y="5.76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5.128cm" svg:height="5.228cm" svg:x="3.969cm" svg:y="5.762cm">
          <draw:text-box>
            <text:p>audio_hub_node.py <text:s text:c="12"/></text:p>
            <text:p><text:s text:c="2"/>• Captures mic audio (sounddevice)</text:p>
            <text:p><text:s text:c="2"/>• Publishes /audio_stream <text:s text:c="8"/></text:p>
            <text:p><text:s text:c="2"/>• Subscribes to /detected_keywords_en, /de</text:p>
            <text:p><text:s text:c="2"/>• Merges alerts → /detected_keywords</text:p>
          </draw:text-box>
        </draw:frame>
        <draw:custom-shape draw:style-name="gr5" draw:text-style-name="P1" draw:layer="layout" svg:width="0.635cm" svg:height="3.176cm" svg:x="6.397cm" svg:y="9.8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318cm" svg:height="1.905cm" svg:x="10.524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7.303cm" svg:height="0.001cm" svg:x="6.715cm" svg:y="10.8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318cm" svg:height="3.493cm" svg:x="14.017cm" svg:y="9.8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8.889cm" svg:height="8.572cm" svg:x="1.952cm" svg:y="13.065cm">
          <text:p text:style-name="P4">English Detector node</text:p>
          <text:p text:style-name="P4">Subscribes:- /audio_stream</text:p>
          <text:p text:style-name="P4">Voice activity detection:- (webrtcvad)</text:p>
          <text:p text:style-name="P4">Noise reduction(nr)</text:p>
          <text:p text:style-name="P4">Transcribe :whisper “small”</text:p>
          <text:p text:style-name="P4">Fuzzy keyword matching (rapidfuzz &gt;=80)</text:p>
          <text:p text:style-name="P4">Publishes : /detected_keyword_e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12cm" svg:height="8.891cm" svg:x="11.255cm" svg:y="13.06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7.582cm" svg:height="8.783cm" svg:x="11.477cm" svg:y="13.382cm">
          <draw:text-box>
            <text:p>German Detector node</text:p>
            <text:p>Subscribes:- /audio_stream</text:p>
            <text:p>Voice activity detection:- (webrtcvad)</text:p>
            <text:p>Noise reduction(nr)</text:p>
            <text:p>Transcribe :whisper “small”</text:p>
            <text:p>Fuzzy keyword matching (rapidfuzz &gt;=75)</text:p>
            <text:p>Publishes : /detected_keyword_de</text:p>
          </draw:text-box>
        </draw:frame>
        <draw:custom-shape draw:style-name="gr12" draw:text-style-name="P1" draw:layer="layout" svg:width="9.207cm" svg:height="2.223cm" svg:x="6.08cm" svg:y="24.177cm">
          <text:p text:style-name="P1">Alert stream</text:p>
          <text:p text:style-name="P1">Topic: /detected_keyword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001cm" svg:height="2.54cm" svg:x="7.666cm" svg:y="21.637cm">
          <text:p/>
          <draw:enhanced-geometry svg:viewBox="0 0 21600 21600" draw:text-areas="0 ?f0 ?f5 ?f2" draw:type="right-arrow" draw:modifiers="216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0.001cm" svg:height="2.222cm" svg:x="12.112cm" svg:y="21.955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8T08:46:29.917220376</meta:creation-date>
    <dc:date>2025-10-08T09:27:12.780636325</dc:date>
    <meta:editing-duration>PT12S</meta:editing-duration>
    <meta:editing-cycles>1</meta:editing-cycles>
    <meta:document-statistic meta:object-count="14"/>
    <meta:generator>LibreOffice/7.3.7.2$Linux_X86_64 LibreOffice_project/30$Build-2</meta:generator>
  </office:meta>
</office:document-meta>
</file>